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3772in"/>
    </style:style>
    <style:style style:name="co4" style:family="table-column">
      <style:table-column-properties fo:break-before="auto" style:column-width="3.7984in"/>
    </style:style>
    <style:style style:name="co6" style:family="table-column">
      <style:table-column-properties fo:break-before="auto" style:column-width="3.4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</style:style>
    <style:style style:name="ce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Entidade: </text:p>
          </table:table-cell>
          <table:table-cell table:style-name="ce3" office:value-type="string">
            <text:p>Main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>
            <text:p>Atributo 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Escopo</text:p>
          </table:table-cell>
          <table:table-cell table:style-name="ce1" office:value-type="string">
            <text:p>Descrição</text:p>
          </table:table-cell>
          <table:table-cell table:number-columns-repeated="1020"/>
        </table:table-row>
        <table:table-row table:style-name="ro2">
          <table:table-cell office:value-type="string">
            <text:p>creditos</text:p>
          </table:table-cell>
          <table:table-cell table:style-name="ce4" office:value-type="string">
            <text:p>ListaContabil</text:p>
          </table:table-cell>
          <table:table-cell table:style-name="ce5" office:value-type="string">
            <text:p>global</text:p>
          </table:table-cell>
          <table:table-cell table:style-name="ce5" office:value-type="string">
            <text:p>Lista onde ficam armazenados todos os lançamentos referentes a creditos.</text:p>
          </table:table-cell>
          <table:table-cell table:number-columns-repeated="1020"/>
        </table:table-row>
        <table:table-row table:style-name="ro3">
          <table:table-cell office:value-type="string">
            <text:p>debitos</text:p>
          </table:table-cell>
          <table:table-cell table:style-name="ce4" office:value-type="string">
            <text:p>ListaContabil</text:p>
          </table:table-cell>
          <table:table-cell office:value-type="string">
            <text:p>global</text:p>
          </table:table-cell>
          <table:table-cell office:value-type="string">
            <text:p>Lista onde ficam armazenados todos os lançamentos referentes a debitos.</text:p>
          </table:table-cell>
          <table:table-cell table:number-columns-repeated="1020"/>
        </table:table-row>
        <table:table-row table:style-name="ro3">
          <table:table-cell office:value-type="string">
            <text:p>atual</text:p>
          </table:table-cell>
          <table:table-cell table:style-name="ce4" office:value-type="string">
            <text:p>ListaContabil*</text:p>
          </table:table-cell>
          <table:table-cell office:value-type="string">
            <text:p>global</text:p>
          </table:table-cell>
          <table:table-cell office:value-type="string">
            <text:p>Ponteiro que aponta para a lista que que esta atualemente sendo manipulada.</text:p>
          </table:table-cell>
          <table:table-cell table:number-columns-repeated="1020"/>
        </table:table-row>
        <table:table-row table:style-name="ro3">
          <table:table-cell office:value-type="string">
            <text:p>menu</text:p>
          </table:table-cell>
          <table:table-cell office:value-type="string">
            <text:p>String</text:p>
          </table:table-cell>
          <table:table-cell table:style-name="ce6" office:value-type="string">
            <text:p>mostrarMenuPrincipal()</text:p>
          </table:table-cell>
          <table:table-cell office:value-type="string">
            <text:p>String que contem o menu principal para ser mostrado para o usuario.</text:p>
          </table:table-cell>
          <table:table-cell table:number-columns-repeated="1020"/>
        </table:table-row>
        <table:table-row table:style-name="ro3">
          <table:table-cell office:value-type="string">
            <text:p>listaCreditosSelecionada</text:p>
          </table:table-cell>
          <table:table-cell office:value-type="string">
            <text:p>booleano</text:p>
          </table:table-cell>
          <table:table-cell table:style-name="ce7" office:value-type="string">
            <text:p>mostrarMenuPrincipal()</text:p>
          </table:table-cell>
          <table:table-cell office:value-type="string">
            <text:p>Booleano que verifica se a lista selecionada no momento é a de creditos</text:p>
          </table:table-cell>
          <table:table-cell table:number-columns-repeated="1020"/>
        </table:table-row>
        <table:table-row table:style-name="ro3">
          <table:table-cell office:value-type="string">
            <text:p>ativo</text:p>
          </table:table-cell>
          <table:table-cell office:value-type="string">
            <text:p>booleano</text:p>
          </table:table-cell>
          <table:table-cell table:style-name="ce7" office:value-type="string">
            <text:p>mostrarMenuPrincipal()</text:p>
          </table:table-cell>
          <table:table-cell office:value-type="string">
            <text:p>Booleano que verifica se o usuario ainda deseja manipular a lista</text:p>
          </table:table-cell>
          <table:table-cell table:number-columns-repeated="1020"/>
        </table:table-row>
        <table:table-row table:style-name="ro3">
          <table:table-cell office:value-type="string">
            <text:p>comando</text:p>
          </table:table-cell>
          <table:table-cell office:value-type="string">
            <text:p>inteiro</text:p>
          </table:table-cell>
          <table:table-cell table:style-name="ce7" office:value-type="string">
            <text:p>mostrarMenuPrincipal();while(ativo)</text:p>
          </table:table-cell>
          <table:table-cell office:value-type="string">
            <text:p>Inteiro que contem o comando do que o usuario deseja efetuar</text:p>
          </table:table-cell>
          <table:table-cell table:number-columns-repeated="1020"/>
        </table:table-row>
        <table:table-row table:style-name="ro1">
          <table:table-cell office:value-type="string">
            <text:p>total</text:p>
          </table:table-cell>
          <table:table-cell office:value-type="string">
            <text:p>inteiro</text:p>
          </table:table-cell>
          <table:table-cell table:style-name="ce7" office:value-type="string">
            <text:p>mostrarMenuPrincipal();while(ativo);case 6:</text:p>
          </table:table-cell>
          <table:table-cell office:value-type="string">
            <text:p>Inteiro que contem o saldo total que o usuario tem.</text:p>
          </table:table-cell>
          <table:table-cell table:number-columns-repeated="1020"/>
        </table:table-row>
        <table:table-row table:style-name="ro3">
          <table:table-cell office:value-type="string">
            <text:p>menu</text:p>
          </table:table-cell>
          <table:table-cell office:value-type="string">
            <text:p>String</text:p>
          </table:table-cell>
          <table:table-cell table:style-name="ce7" office:value-type="string">
            <text:p>mostrarMenuInsercao()</text:p>
          </table:table-cell>
          <table:table-cell office:value-type="string">
            <text:p>String que contem o menu de inserção para ser mostrado para o usuario.</text:p>
          </table:table-cell>
          <table:table-cell table:number-columns-repeated="1020"/>
        </table:table-row>
        <table:table-row table:style-name="ro3">
          <table:table-cell office:value-type="string">
            <text:p>ativo</text:p>
          </table:table-cell>
          <table:table-cell office:value-type="string">
            <text:p>booleano</text:p>
          </table:table-cell>
          <table:table-cell table:style-name="ce7" office:value-type="string">
            <text:p>mostrarMenuInsercao()</text:p>
          </table:table-cell>
          <table:table-cell office:value-type="string">
            <text:p>Booleano que verifica se o usuario ainda deseja manipular a lista</text:p>
          </table:table-cell>
          <table:table-cell table:number-columns-repeated="1020"/>
        </table:table-row>
        <table:table-row table:style-name="ro3">
          <table:table-cell office:value-type="string">
            <text:p>nome</text:p>
          </table:table-cell>
          <table:table-cell office:value-type="string">
            <text:p>Array de char(char[200])</text:p>
          </table:table-cell>
          <table:table-cell table:style-name="ce7" office:value-type="string">
            <text:p>mostrarMenuInsercao()</text:p>
          </table:table-cell>
          <table:table-cell office:value-type="string">
            <text:p>Contem o nome que que o usuario digitar para criar e inserir um lançamento com mesmo nome</text:p>
          </table:table-cell>
          <table:table-cell table:number-columns-repeated="1020"/>
        </table:table-row>
        <table:table-row table:style-name="ro3">
          <table:table-cell office:value-type="string">
            <text:p>valor</text:p>
          </table:table-cell>
          <table:table-cell office:value-type="string">
            <text:p>inteiro</text:p>
          </table:table-cell>
          <table:table-cell table:style-name="ce7" office:value-type="string">
            <text:p>mostrarMenuInsercao()</text:p>
          </table:table-cell>
          <table:table-cell office:value-type="string">
            <text:p>Contem o valor que que o usuario digitar para criar e inserir um lançamento com mesmo valor</text:p>
          </table:table-cell>
          <table:table-cell table:number-columns-repeated="1020"/>
        </table:table-row>
        <table:table-row table:style-name="ro3">
          <table:table-cell office:value-type="string">
            <text:p>comando</text:p>
          </table:table-cell>
          <table:table-cell office:value-type="string">
            <text:p>inteiro</text:p>
          </table:table-cell>
          <table:table-cell table:style-name="ce7" office:value-type="string">
            <text:p>mostrarMenuInsercao();while(ativo)</text:p>
          </table:table-cell>
          <table:table-cell office:value-type="string">
            <text:p>Inteiro que contem o comando do que o usuario deseja efetuar</text:p>
          </table:table-cell>
          <table:table-cell table:number-columns-repeated="1020"/>
        </table:table-row>
        <table:table-row table:style-name="ro3">
          <table:table-cell office:value-type="string">
            <text:p>erro</text:p>
          </table:table-cell>
          <table:table-cell office:value-type="string">
            <text:p>inteiro</text:p>
          </table:table-cell>
          <table:table-cell table:style-name="ce7" office:value-type="string">
            <text:p>mostrarMenuInsercao();while(ativo)</text:p>
          </table:table-cell>
          <table:table-cell office:value-type="string">
            <text:p>Inteiro que contem o codigo de erro que é retornado ao tentar inserir um lançamento, para ser verificado depois</text:p>
          </table:table-cell>
          <table:table-cell table:number-columns-repeated="1020"/>
        </table:table-row>
        <table:table-row table:style-name="ro3">
          <table:table-cell office:value-type="string">
            <text:p>posicao</text:p>
          </table:table-cell>
          <table:table-cell office:value-type="string">
            <text:p>inteiro</text:p>
          </table:table-cell>
          <table:table-cell table:style-name="ce7" office:value-type="string">
            <text:p>mostrarMenuInsercao();while(ativo);case 4:</text:p>
          </table:table-cell>
          <table:table-cell office:value-type="string">
            <text:p>Inteiro que contem a posição(index) em que o usuario deseja realizar a inserção do lançamento</text:p>
          </table:table-cell>
          <table:table-cell table:number-columns-repeated="1020"/>
        </table:table-row>
        <table:table-row table:style-name="ro3">
          <table:table-cell office:value-type="string">
            <text:p>menu</text:p>
          </table:table-cell>
          <table:table-cell office:value-type="string">
            <text:p>String</text:p>
          </table:table-cell>
          <table:table-cell table:style-name="ce6" office:value-type="string">
            <text:p>mostrarMenuRemocao()</text:p>
          </table:table-cell>
          <table:table-cell office:value-type="string">
            <text:p>String que contem o menu de remoção para ser mostrado para o usuario.</text:p>
          </table:table-cell>
          <table:table-cell table:number-columns-repeated="1020"/>
        </table:table-row>
        <table:table-row table:style-name="ro3">
          <table:table-cell office:value-type="string">
            <text:p>ativo</text:p>
          </table:table-cell>
          <table:table-cell table:style-name="ce4" office:value-type="string">
            <text:p>booleano</text:p>
          </table:table-cell>
          <table:table-cell table:style-name="ce6" office:value-type="string">
            <text:p>mostrarMenuRemocao()</text:p>
          </table:table-cell>
          <table:table-cell office:value-type="string">
            <text:p>Booleano que verifica se o usuario ainda deseja manipular a lista</text:p>
          </table:table-cell>
          <table:table-cell table:number-columns-repeated="1020"/>
        </table:table-row>
        <table:table-row table:style-name="ro1">
          <table:table-cell office:value-type="string">
            <text:p>retirado</text:p>
          </table:table-cell>
          <table:table-cell table:style-name="ce4" office:value-type="string">
            <text:p>Lancamento</text:p>
          </table:table-cell>
          <table:table-cell table:style-name="ce6" office:value-type="string">
            <text:p>mostrarMenuRemocao()</text:p>
          </table:table-cell>
          <table:table-cell office:value-type="string">
            <text:p>Lançamento que foi retirado da lista sendo manipulada</text:p>
          </table:table-cell>
          <table:table-cell table:number-columns-repeated="1020"/>
        </table:table-row>
        <table:table-row table:style-name="ro3">
          <table:table-cell office:value-type="string">
            <text:p>comando</text:p>
          </table:table-cell>
          <table:table-cell office:value-type="string">
            <text:p>inteiro</text:p>
          </table:table-cell>
          <table:table-cell table:style-name="ce6" office:value-type="string">
            <text:p>mostrarMenuRemocao();while(ativo)</text:p>
          </table:table-cell>
          <table:table-cell office:value-type="string">
            <text:p>Inteiro que contem o comando do que o usuario deseja efetuar</text:p>
          </table:table-cell>
          <table:table-cell table:number-columns-repeated="1020"/>
        </table:table-row>
        <table:table-row table:style-name="ro3">
          <table:table-cell office:value-type="string">
            <text:p>posicao</text:p>
          </table:table-cell>
          <table:table-cell office:value-type="string">
            <text:p>inteiro</text:p>
          </table:table-cell>
          <table:table-cell table:style-name="ce6" office:value-type="string">
            <text:p>mostrarMenuRemocao();while(ativo);case 3:</text:p>
          </table:table-cell>
          <table:table-cell office:value-type="string">
            <text:p>Inteiro que contem a posição (index) do lançamento que o usuario deseja realizar a remoção</text:p>
          </table:table-cell>
          <table:table-cell table:number-columns-repeated="1020"/>
        </table:table-row>
        <table:table-row table:style-name="ro4">
          <table:table-cell office:value-type="string">
            <text:p>nome</text:p>
          </table:table-cell>
          <table:table-cell office:value-type="string">
            <text:p>Array de char(char[200])</text:p>
          </table:table-cell>
          <table:table-cell table:style-name="ce6" office:value-type="string">
            <text:p>mostrarMenuRemocao();while(ativo);case 4:</text:p>
          </table:table-cell>
          <table:table-cell office:value-type="string">
            <text:p>Contem o nome que que o usuario digitar para procurar um lançamento com mesmo nome, e remover caso exista</text:p>
          </table:table-cell>
          <table:table-cell table:number-columns-repeated="1020"/>
        </table:table-row>
        <table:table-row table:style-name="ro4">
          <table:table-cell office:value-type="string">
            <text:p>valor</text:p>
          </table:table-cell>
          <table:table-cell office:value-type="string">
            <text:p>inteiro</text:p>
          </table:table-cell>
          <table:table-cell office:value-type="string">
            <text:p>mostrarMenuRemocao();while(ativo);case 4:</text:p>
          </table:table-cell>
          <table:table-cell office:value-type="string">
            <text:p>Contem o valor que que o usuario digitar para procurar um lançamento com mesmo valor, e remover caso exista</text:p>
          </table:table-cell>
          <table:table-cell table:number-columns-repeated="1020"/>
        </table:table-row>
        <table:table-row table:style-name="ro3">
          <table:table-cell table:style-name="Default" office:value-type="string">
            <text:p>file</text:p>
          </table:table-cell>
          <table:table-cell table:style-name="Default" office:value-type="string">
            <text:p>ifstream</text:p>
          </table:table-cell>
          <table:table-cell table:style-name="Default" office:value-type="string">
            <text:p>lerCasoDeTeste(char* aquivo)</text:p>
          </table:table-cell>
          <table:table-cell office:value-type="string">
            <text:p>Objeto usado para ler informação de arquivos como stream de entrada</text:p>
          </table:table-cell>
          <table:table-cell table:number-columns-repeated="1020"/>
        </table:table-row>
        <table:table-row table:style-name="ro3">
          <table:table-cell table:style-name="Default" office:value-type="string">
            <text:p>line</text:p>
          </table:table-cell>
          <table:table-cell office:value-type="string">
            <text:p>Array de char(char[256])</text:p>
          </table:table-cell>
          <table:table-cell table:style-name="Default" office:value-type="string">
            <text:p>lerCasoDeTeste(char* aquivo)</text:p>
          </table:table-cell>
          <table:table-cell office:value-type="string">
            <text:p>Contem a linha que esta sendo lida do arquivo de entrada</text:p>
          </table:table-cell>
          <table:table-cell table:number-columns-repeated="1020"/>
        </table:table-row>
        <table:table-row table:style-name="ro3">
          <table:table-cell office:value-type="string">
            <text:p>stream</text:p>
          </table:table-cell>
          <table:table-cell office:value-type="string">
            <text:p>stringstream</text:p>
          </table:table-cell>
          <table:table-cell table:style-name="Default" office:value-type="string">
            <text:p>lerCasoDeTeste(char* aquivo);wilhe(!file.eof())</text:p>
          </table:table-cell>
          <table:table-cell office:value-type="string">
            <text:p>Objeto usado para manipular string como streams de entrada ou saida</text:p>
          </table:table-cell>
          <table:table-cell table:number-columns-repeated="1020"/>
        </table:table-row>
        <table:table-row table:style-name="ro1">
          <table:table-cell office:value-type="string">
            <text:p>command</text:p>
          </table:table-cell>
          <table:table-cell office:value-type="string">
            <text:p>String</text:p>
          </table:table-cell>
          <table:table-cell table:style-name="Default" office:value-type="string">
            <text:p>lerCasoDeTeste(char* aquivo);wilhe(!file.eof())</text:p>
          </table:table-cell>
          <table:table-cell office:value-type="string">
            <text:p>Contem o comando a ser testad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>
            <text:p>Entidade: </text:p>
          </table:table-cell>
          <table:table-cell table:style-name="ce3" office:value-type="string">
            <text:p>ListaContabil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Atributo 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Escopo</text:p>
          </table:table-cell>
          <table:table-cell table:style-name="ce1" office:value-type="string">
            <text:p>Descrição</text:p>
          </table:table-cell>
          <table:table-cell table:number-columns-repeated="1020"/>
        </table:table-row>
        <table:table-row table:style-name="ro3">
          <table:table-cell office:value-type="string">
            <text:p>MAXLISTA</text:p>
          </table:table-cell>
          <table:table-cell office:value-type="string">
            <text:p>constante inteiro</text:p>
          </table:table-cell>
          <table:table-cell office:value-type="string">
            <text:p>global</text:p>
          </table:table-cell>
          <table:table-cell office:value-type="string">
            <text:p>Definição do numero maximo de componenetes da lista, seu valor é 100</text:p>
          </table:table-cell>
          <table:table-cell table:number-columns-repeated="1020"/>
        </table:table-row>
        <table:table-row table:style-name="ro3">
          <table:table-cell office:value-type="string">
            <text:p>LISTA_VAZIA</text:p>
          </table:table-cell>
          <table:table-cell office:value-type="string">
            <text:p>constante inteiro</text:p>
          </table:table-cell>
          <table:table-cell office:value-type="string">
            <text:p>global</text:p>
          </table:table-cell>
          <table:table-cell office:value-type="string">
            <text:p>Codigo de identificação de uma situação em que a lista esta vazia, seu valor é -1</text:p>
          </table:table-cell>
          <table:table-cell table:number-columns-repeated="1020"/>
        </table:table-row>
        <table:table-row table:style-name="ro3">
          <table:table-cell office:value-type="string">
            <text:p>LISTA_CHEIA</text:p>
          </table:table-cell>
          <table:table-cell office:value-type="string">
            <text:p>constante inteiro</text:p>
          </table:table-cell>
          <table:table-cell office:value-type="string">
            <text:p>global</text:p>
          </table:table-cell>
          <table:table-cell office:value-type="string">
            <text:p>Codigo de identificação de uma situação em que a lista esta cheia, seu valor é -2</text:p>
          </table:table-cell>
          <table:table-cell table:number-columns-repeated="1020"/>
        </table:table-row>
        <table:table-row table:style-name="ro3">
          <table:table-cell office:value-type="string">
            <text:p>ERRO_POSICAO</text:p>
          </table:table-cell>
          <table:table-cell office:value-type="string">
            <text:p>constante inteiro</text:p>
          </table:table-cell>
          <table:table-cell office:value-type="string">
            <text:p>global</text:p>
          </table:table-cell>
          <table:table-cell office:value-type="string">
            <text:p>Codigo de identificação de uma situação em que a posição(index) que tentou ser usada, seu valor é -3</text:p>
          </table:table-cell>
          <table:table-cell table:number-columns-repeated="1020"/>
        </table:table-row>
        <table:table-row table:style-name="ro4">
          <table:table-cell office:value-type="string">
            <text:p>lista</text:p>
          </table:table-cell>
          <table:table-cell office:value-type="string">
            <text:p>Array de Lancamentos </text:p>
          </table:table-cell>
          <table:table-cell office:value-type="string">
            <text:p>global</text:p>
          </table:table-cell>
          <table:table-cell office:value-type="string">
            <text:p>Array de Lancamentos que forma o corpo da lista e contem todos os Lancamentos para ser operados, seu tamanho é o de MAXLISTA</text:p>
          </table:table-cell>
          <table:table-cell table:number-columns-repeated="1020"/>
        </table:table-row>
        <table:table-row table:style-name="ro4">
          <table:table-cell office:value-type="string">
            <text:p>ultimo</text:p>
          </table:table-cell>
          <table:table-cell office:value-type="string">
            <text:p>inteiro</text:p>
          </table:table-cell>
          <table:table-cell office:value-type="string">
            <text:p>global</text:p>
          </table:table-cell>
          <table:table-cell office:value-type="string">
            <text:p>Inteiro que contem a posição (index) do ultimo elemento da fila, usado tambem para verificar quantos elementos tem na lista</text:p>
          </table:table-cell>
          <table:table-cell table:number-columns-repeated="1020"/>
        </table:table-row>
        <table:table-row table:style-name="ro3">
          <table:table-cell office:value-type="string">
            <text:p>posicao</text:p>
          </table:table-cell>
          <table:table-cell office:value-type="string">
            <text:p>ifstream</text:p>
          </table:table-cell>
          <table:table-cell office:value-type="string">
            <text:p>adicionaEmOrdem(Lancamento dado);else;</text:p>
          </table:table-cell>
          <table:table-cell office:value-type="string">
            <text:p>Inteiro que contem a posição (index) em <text:s/>que o usuario deseja colocar o novo lançamento.</text:p>
          </table:table-cell>
          <table:table-cell table:number-columns-repeated="1020"/>
        </table:table-row>
        <table:table-row table:style-name="ro3">
          <table:table-cell office:value-type="string">
            <text:p>retirado</text:p>
          </table:table-cell>
          <table:table-cell office:value-type="string">
            <text:p>Lancamento</text:p>
          </table:table-cell>
          <table:table-cell office:value-type="string">
            <text:p>retiraDaPosicao(int posicao)</text:p>
          </table:table-cell>
          <table:table-cell office:value-type="string">
            <text:p>Lancamento temporario que contem o Lancamento a ser retirado, enquanto a lsita é reordenada</text:p>
          </table:table-cell>
          <table:table-cell table:number-columns-repeated="1020"/>
        </table:table-row>
        <table:table-row table:style-name="ro3">
          <table:table-cell office:value-type="string">
            <text:p>pos</text:p>
          </table:table-cell>
          <table:table-cell office:value-type="string">
            <text:p>inteiro</text:p>
          </table:table-cell>
          <table:table-cell office:value-type="string">
            <text:p>retiraEspecifico(Lancamento dado)</text:p>
          </table:table-cell>
          <table:table-cell office:value-type="string">
            <text:p>Inteiro que contem a posição (index) do lançamento que o usuario deseja realizar a remoção</text:p>
          </table:table-cell>
          <table:table-cell table:number-columns-repeated="1020"/>
        </table:table-row>
        <table:table-row table:style-name="ro3">
          <table:table-cell office:value-type="string">
            <text:p>ultimo</text:p>
          </table:table-cell>
          <table:table-cell office:value-type="string">
            <text:p>inteiro</text:p>
          </table:table-cell>
          <table:table-cell office:value-type="string">
            <text:p>posicao(Lancamento dado)</text:p>
          </table:table-cell>
          <table:table-cell office:value-type="string">
            <text:p>Inteiro que contem a posição (index) do lançamento procurado</text:p>
          </table:table-cell>
          <table:table-cell table:number-columns-repeated="1020"/>
        </table:table-row>
        <table:table-row table:style-name="ro3">
          <table:table-cell office:value-type="string">
            <text:p>total</text:p>
          </table:table-cell>
          <table:table-cell office:value-type="string">
            <text:p>inteiro</text:p>
          </table:table-cell>
          <table:table-cell office:value-type="string">
            <text:p>fornecaTotal()</text:p>
          </table:table-cell>
          <table:table-cell office:value-type="string">
            <text:p>Inteiro que contem a soma total dos valores dos Lancamentos da lista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Entidade: </text:p>
          </table:table-cell>
          <table:table-cell table:style-name="ce3" office:value-type="string">
            <text:p>Lancamento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Atributo 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Escopo</text:p>
          </table:table-cell>
          <table:table-cell table:style-name="ce1" office:value-type="string">
            <text:p>Descrição</text:p>
          </table:table-cell>
          <table:table-cell table:number-columns-repeated="1020"/>
        </table:table-row>
        <table:table-row table:style-name="ro3">
          <table:table-cell office:value-type="string">
            <text:p>MAXNOME</text:p>
          </table:table-cell>
          <table:table-cell office:value-type="string">
            <text:p>constante inteiro</text:p>
          </table:table-cell>
          <table:table-cell office:value-type="string">
            <text:p>global</text:p>
          </table:table-cell>
          <table:table-cell office:value-type="string">
            <text:p>Constante que define o numero maximo de caracteres que tem o nome de um Lançamento</text:p>
          </table:table-cell>
          <table:table-cell table:number-columns-repeated="1020"/>
        </table:table-row>
        <table:table-row table:style-name="ro3">
          <table:table-cell office:value-type="string">
            <text:p>nome</text:p>
          </table:table-cell>
          <table:table-cell office:value-type="string">
            <text:p>Array de char</text:p>
          </table:table-cell>
          <table:table-cell office:value-type="string">
            <text:p>global</text:p>
          </table:table-cell>
          <table:table-cell office:value-type="string">
            <text:p>Array de caracteres(String) que representa o nome do Lançamento, seu tamanho é o de MAXNOME</text:p>
          </table:table-cell>
          <table:table-cell table:number-columns-repeated="1020"/>
        </table:table-row>
        <table:table-row table:style-name="ro1">
          <table:table-cell office:value-type="string">
            <text:p>valor</text:p>
          </table:table-cell>
          <table:table-cell office:value-type="string">
            <text:p>inteiro</text:p>
          </table:table-cell>
          <table:table-cell office:value-type="string">
            <text:p>global</text:p>
          </table:table-cell>
          <table:table-cell office:value-type="string">
            <text:p>Inteiro que contem o valor do lançamento.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34:Sheet1.D4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9">09/29/2012</text:date>, <text:time>18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 Kraemer</meta:initial-creator>
    <meta:creation-date>2012-09-29T14:22:42</meta:creation-date>
    <dc:date>2012-09-29T18:01:59</dc:date>
    <dc:creator>Will Kraemer</dc:creator>
    <meta:editing-duration>PT14M7S</meta:editing-duration>
    <meta:editing-cycles>3</meta:editing-cycles>
    <meta:generator>LibreOffice/3.3$Linux LibreOffice_project/330m19$Build-401</meta:generator>
    <meta:document-statistic meta:table-count="3" meta:cell-count="178" meta:object-count="0"/>
  </office:meta>
</office:document-meta>
</file>